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6.5cm" svg:height="1.5cm" svg:x="1.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7" draw:layer="layout" svg:width="1cm" svg:height="1.5cm" svg:x="1.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5" draw:layer="layout" svg:width="0.5cm" svg:height="1.5cm" svg:x="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1" draw:layer="layout" svg:width="3cm" svg:height="1.5cm" svg:x="7.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3" draw:layer="layout" svg:width="0.5cm" svg:height="1.5cm" svg:x="15.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2" draw:layer="layout" svg:width="3cm" svg:height="1.5cm" svg:x="8.5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4" draw:layer="layout" svg:width="0.5cm" svg:height="1.5cm" svg:x="11.5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6" draw:layer="layout" svg:width="0.5cm" svg:height="1.5cm" svg:x="8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8" draw:layer="layout" svg:width="1cm" svg:height="1.5cm" svg:x="7cm" svg:y="7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9cm" svg:y1="4.5cm" svg:x2="10cm" svg:y2="7cm" draw:start-shape="id1" draw:start-glue-point="2" draw:end-shape="id2" svg:d="m9000 4500 1000 2500">
          <text:p/>
        </draw:connector>
        <draw:connector draw:style-name="gr3" draw:text-style-name="P1" draw:layer="layout" draw:type="line" svg:x1="15.75cm" svg:y1="4.5cm" svg:x2="11.75cm" svg:y2="7cm" draw:start-shape="id3" draw:start-glue-point="2" draw:end-shape="id4" draw:end-glue-point="0" svg:d="m15750 4500-4000 2500">
          <text:p/>
        </draw:connector>
        <draw:connector draw:style-name="gr3" draw:text-style-name="P1" draw:layer="layout" draw:type="line" svg:x1="3.25cm" svg:y1="4.5cm" svg:x2="8.25cm" svg:y2="7cm" draw:start-shape="id5" draw:start-glue-point="2" draw:end-shape="id6" draw:end-glue-point="0" svg:d="m3250 4500 5000 2500">
          <text:p/>
        </draw:connector>
        <draw:connector draw:style-name="gr3" draw:text-style-name="P1" draw:layer="layout" draw:type="line" svg:x1="2cm" svg:y1="4.5cm" svg:x2="7.5cm" svg:y2="7cm" draw:start-shape="id7" draw:start-glue-point="2" draw:end-shape="id8" draw:end-glue-point="0" svg:d="m2000 4500 5500 2500">
          <text:p/>
        </draw:connector>
        <draw:line draw:style-name="gr4" draw:text-style-name="P1" draw:layer="layout" svg:x1="7cm" svg:y1="8.5cm" svg:x2="7cm" svg:y2="10cm">
          <text:p/>
        </draw:line>
        <draw:line draw:style-name="gr4" draw:text-style-name="P1" draw:layer="layout" svg:x1="12cm" svg:y1="8.5cm" svg:x2="12cm" svg:y2="10cm">
          <text:p/>
        </draw:line>
        <draw:line draw:style-name="gr3" draw:text-style-name="P1" draw:layer="layout" svg:x1="8.5cm" svg:y1="9.5cm" svg:x2="7cm" svg:y2="9.5cm">
          <text:p/>
        </draw:line>
        <draw:line draw:style-name="gr3" draw:text-style-name="P1" draw:layer="layout" svg:x1="10.5cm" svg:y1="9.5cm" svg:x2="12cm" svg:y2="9.5cm">
          <text:p/>
        </draw:line>
        <draw:frame draw:style-name="gr5" draw:text-style-name="P2" draw:layer="layout" svg:width="2.682cm" svg:height="1.039cm" svg:x="8.211cm" svg:y="8.941cm">
          <draw:text-box>
            <text:p text:style-name="P2">physikalische </text:p>
            <text:p text:style-name="P2">Dateigröße</text:p>
          </draw:text-box>
        </draw:frame>
        <draw:line draw:style-name="gr4" draw:text-style-name="P1" draw:layer="layout" svg:x1="1.5cm" svg:y1="1.5cm" svg:x2="1.5cm" svg:y2="3cm">
          <text:p/>
        </draw:line>
        <draw:line draw:style-name="gr3" draw:text-style-name="P1" draw:layer="layout" svg:x1="7.5cm" svg:y1="2.5cm" svg:x2="1.5cm" svg:y2="2.5cm">
          <text:p/>
        </draw:line>
        <draw:line draw:style-name="gr4" draw:text-style-name="P1" draw:layer="layout" svg:x1="18cm" svg:y1="1.5cm" svg:x2="18cm" svg:y2="3cm">
          <text:p/>
        </draw:line>
        <draw:line draw:style-name="gr3" draw:text-style-name="P1" draw:layer="layout" svg:x1="10.5cm" svg:y1="2.5cm" svg:x2="18cm" svg:y2="2.5cm">
          <text:p/>
        </draw:line>
        <draw:frame draw:style-name="gr5" draw:text-style-name="P2" draw:layer="layout" svg:width="2.238cm" svg:height="1.039cm" svg:x="7.818cm" svg:y="1.961cm">
          <draw:text-box>
            <text:p text:style-name="P2">logische </text:p>
            <text:p text:style-name="P2">Dateigröße</text:p>
          </draw:text-box>
        </draw:frame>
        <draw:line draw:style-name="gr3" draw:text-style-name="P1" draw:layer="layout" svg:x1="19.4cm" svg:y1="4.3cm" svg:x2="19.4cm" svg:y2="7.3cm">
          <text:p/>
        </draw:line>
        <draw:frame draw:style-name="gr5" draw:text-style-name="P2" draw:layer="layout" svg:width="4.79cm" svg:height="1.039cm" svg:x="14.71cm" svg:y="5.461cm">
          <draw:text-box>
            <text:p text:style-name="P2">Blöcke die Daten enthalten </text:p>
            <text:p text:style-name="P2">werden zusammengeführ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0-24T18:13:41</meta:creation-date>
    <dc:date>2010-10-24T18:32:10</dc:date>
    <meta:editing-duration>PT00H03M09S</meta:editing-duration>
    <meta:editing-cycles>1</meta:editing-cycles>
    <meta:document-statistic meta:object-count="25"/>
    <meta:generator>OpenOffice.org/3.2$Unix OpenOffice.org_project/320m19$Build-9505</meta:generator>
  </office:meta>
</office:document-meta>
</file>